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30abce" officeooo:paragraph-rsid="003761c5"/>
    </style:style>
    <style:style style:name="P4" style:family="paragraph" style:parent-style-name="Text_20_body">
      <style:text-properties officeooo:rsid="0043e714" officeooo:paragraph-rsid="0043e714"/>
    </style:style>
    <style:style style:name="P5" style:family="paragraph" style:parent-style-name="Text_20_body">
      <style:text-properties officeooo:rsid="00464fb0" officeooo:paragraph-rsid="00464fb0"/>
    </style:style>
    <style:style style:name="P6" style:family="paragraph" style:parent-style-name="Text_20_body">
      <style:text-properties officeooo:rsid="0044a818" officeooo:paragraph-rsid="0044a818"/>
    </style:style>
    <style:style style:name="P7" style:family="paragraph" style:parent-style-name="Text_20_body">
      <style:text-properties officeooo:paragraph-rsid="00464fb0"/>
    </style:style>
    <style:style style:name="P8" style:family="paragraph" style:parent-style-name="Text_20_body">
      <style:text-properties officeooo:rsid="00466053" officeooo:paragraph-rsid="00466053"/>
    </style:style>
    <style:style style:name="P9" style:family="paragraph" style:parent-style-name="Text_20_body">
      <style:text-properties officeooo:rsid="0047b0f3" officeooo:paragraph-rsid="0047b0f3"/>
    </style:style>
    <style:style style:name="P10" style:family="paragraph" style:parent-style-name="Text_20_body">
      <style:text-properties officeooo:rsid="0047f42b" officeooo:paragraph-rsid="0047f42b"/>
    </style:style>
    <style:style style:name="P11" style:family="paragraph" style:parent-style-name="Frame_20_contents">
      <style:text-properties fo:font-weight="bold" style:font-weight-asian="bold" style:font-weight-complex="bold"/>
    </style:style>
    <style:style style:name="P12" style:family="paragraph" style:parent-style-name="Frame_20_contents">
      <style:text-properties fo:font-size="10pt" style:font-size-asian="10pt" style:font-size-complex="10pt"/>
    </style:style>
    <style:style style:name="P13" style:family="paragraph" style:parent-style-name="Frame_20_contents">
      <style:text-properties fo:font-size="10pt" officeooo:paragraph-rsid="0049c77c" style:font-size-asian="10pt" style:font-size-complex="10pt"/>
    </style:style>
    <style:style style:name="P14" style:family="paragraph" style:parent-style-name="Frame_20_contents">
      <style:text-properties fo:font-size="10pt" fo:font-weight="bold" style:font-size-asian="10pt" style:font-weight-asian="bold" style:font-size-complex="10pt" style:font-weight-complex="bold"/>
    </style:style>
    <style:style style:name="P15" style:family="paragraph" style:parent-style-name="Text_20_body">
      <style:text-properties officeooo:rsid="0049c77c" officeooo:paragraph-rsid="0049c77c"/>
    </style:style>
    <style:style style:name="P16" style:family="paragraph" style:parent-style-name="Text_20_body">
      <style:paragraph-properties fo:text-align="center" style:justify-single-word="false"/>
      <style:text-properties officeooo:rsid="0049c77c" officeooo:paragraph-rsid="0049c77c"/>
    </style:style>
    <style:style style:name="P17" style:family="paragraph" style:parent-style-name="Text_20_body">
      <style:text-properties officeooo:rsid="004b6b85" officeooo:paragraph-rsid="004b6b85"/>
    </style:style>
    <style:style style:name="P18" style:family="paragraph" style:parent-style-name="Text_20_body">
      <style:paragraph-properties fo:text-align="center" style:justify-single-word="false"/>
      <style:text-properties officeooo:rsid="004b6b85" officeooo:paragraph-rsid="004b6b85"/>
    </style:style>
    <style:style style:name="P19" style:family="paragraph" style:parent-style-name="Text_20_body">
      <style:text-properties officeooo:rsid="004b6b85" officeooo:paragraph-rsid="00507a4f"/>
    </style:style>
    <style:style style:name="P20" style:family="paragraph" style:parent-style-name="Text_20_body">
      <style:text-properties officeooo:rsid="004cad2d" officeooo:paragraph-rsid="004cad2d"/>
    </style:style>
    <style:style style:name="P21" style:family="paragraph" style:parent-style-name="Heading_20_1">
      <style:text-properties officeooo:rsid="0043e714" officeooo:paragraph-rsid="0043e714"/>
    </style:style>
    <style:style style:name="P22" style:family="paragraph" style:parent-style-name="Heading_20_2">
      <style:text-properties officeooo:rsid="0043e714" officeooo:paragraph-rsid="0043e714"/>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464fb0" officeooo:paragraph-rsid="00464fb0"/>
    </style:style>
    <style:style style:name="P25" style:family="paragraph" style:parent-style-name="Heading_20_3">
      <style:paragraph-properties fo:break-before="page"/>
      <style:text-properties officeooo:rsid="0043e714" officeooo:paragraph-rsid="0043e714"/>
    </style:style>
    <style:style style:name="P26" style:family="paragraph" style:parent-style-name="Heading_20_3">
      <style:text-properties officeooo:rsid="0043e714" officeooo:paragraph-rsid="0043e714"/>
    </style:style>
    <style:style style:name="P27" style:family="paragraph" style:parent-style-name="Heading_20_3">
      <style:text-properties officeooo:rsid="00464fb0" officeooo:paragraph-rsid="00464fb0"/>
    </style:style>
    <style:style style:name="P28" style:family="paragraph" style:parent-style-name="Heading_20_3">
      <style:paragraph-properties fo:break-before="page"/>
    </style:style>
    <style:style style:name="P29" style:family="paragraph" style:parent-style-name="Heading_20_3">
      <style:text-properties officeooo:rsid="0049c77c" officeooo:paragraph-rsid="0049c77c"/>
    </style:style>
    <style:style style:name="P30" style:family="paragraph" style:parent-style-name="Heading_20_4">
      <style:paragraph-properties fo:break-before="page"/>
      <style:text-properties officeooo:rsid="0049c77c" officeooo:paragraph-rsid="0049c77c"/>
    </style:style>
    <style:style style:name="P31" style:family="paragraph" style:parent-style-name="Heading_20_4">
      <style:paragraph-properties fo:break-before="page"/>
    </style:style>
    <style:style style:name="P32" style:family="paragraph" style:parent-style-name="Heading_20_4">
      <style:paragraph-properties fo:break-before="page"/>
      <style:text-properties officeooo:rsid="004b6b85" officeooo:paragraph-rsid="004b6b85"/>
    </style:style>
    <style:style style:name="P33" style:family="paragraph" style:parent-style-name="Text_20_body" style:list-style-name="L1">
      <style:text-properties officeooo:rsid="0043e714" officeooo:paragraph-rsid="0043e714"/>
    </style:style>
    <style:style style:name="P34" style:family="paragraph" style:parent-style-name="Text_20_body" style:list-style-name="L2">
      <style:text-properties officeooo:rsid="0043e714" officeooo:paragraph-rsid="0043e714"/>
    </style:style>
    <style:style style:name="P35" style:family="paragraph" style:parent-style-name="Text_20_body" style:list-style-name="L2">
      <style:text-properties officeooo:rsid="0044a818" officeooo:paragraph-rsid="0044a818"/>
    </style:style>
    <style:style style:name="P36" style:family="paragraph" style:parent-style-name="Text_20_body" style:list-style-name="L3">
      <style:text-properties officeooo:rsid="0044a818" officeooo:paragraph-rsid="0044a818"/>
    </style:style>
    <style:style style:name="P37" style:family="paragraph" style:parent-style-name="Text_20_body" style:list-style-name="L4">
      <style:text-properties officeooo:rsid="0044a818" officeooo:paragraph-rsid="0044a818"/>
    </style:style>
    <style:style style:name="P38" style:family="paragraph" style:parent-style-name="Text_20_body" style:list-style-name="L2">
      <style:text-properties officeooo:rsid="0047ca5a" officeooo:paragraph-rsid="0047ca5a"/>
    </style:style>
    <style:style style:name="P39" style:family="paragraph" style:parent-style-name="Text_20_body" style:list-style-name="L5">
      <style:text-properties officeooo:rsid="00466053" officeooo:paragraph-rsid="00466053"/>
    </style:style>
    <style:style style:name="P40" style:family="paragraph" style:parent-style-name="Text_20_body" style:list-style-name="L5">
      <style:text-properties officeooo:rsid="00464fb0" officeooo:paragraph-rsid="00464fb0"/>
    </style:style>
    <style:style style:name="P41" style:family="paragraph" style:parent-style-name="Text_20_body" style:list-style-name="L6">
      <style:text-properties officeooo:paragraph-rsid="0047b0f3"/>
    </style:style>
    <style:style style:name="P42" style:family="paragraph" style:parent-style-name="Text_20_body" style:list-style-name="L7">
      <style:text-properties officeooo:rsid="0049c77c" officeooo:paragraph-rsid="0049c77c"/>
    </style:style>
    <style:style style:name="P43" style:family="paragraph" style:parent-style-name="Text_20_body" style:list-style-name="L8">
      <style:text-properties officeooo:paragraph-rsid="00507a4f"/>
    </style:style>
    <style:style style:name="P44" style:family="paragraph" style:parent-style-name="Text_20_body" style:list-style-name="L9">
      <style:text-properties officeooo:rsid="004b6b85" officeooo:paragraph-rsid="004b6b85"/>
    </style:style>
    <style:style style:name="P45" style:family="paragraph" style:parent-style-name="Text_20_body" style:list-style-name="L9">
      <style:text-properties officeooo:rsid="004b6b85" officeooo:paragraph-rsid="0053a79f"/>
    </style:style>
    <style:style style:name="T1" style:family="text">
      <style:text-properties officeooo:rsid="000f7497"/>
    </style:style>
    <style:style style:name="T2" style:family="text">
      <style:text-properties fo:font-weight="bold" style:font-weight-asian="bold" style:font-weight-complex="bold"/>
    </style:style>
    <style:style style:name="T3" style:family="text">
      <style:text-properties fo:font-weight="bold" officeooo:rsid="00466053" style:font-weight-asian="bold" style:font-weight-complex="bold"/>
    </style:style>
    <style:style style:name="T4" style:family="text">
      <style:text-properties fo:font-weight="bold" officeooo:rsid="0047b0f3" style:font-weight-asian="bold" style:font-weight-complex="bold"/>
    </style:style>
    <style:style style:name="T5" style:family="text">
      <style:text-properties fo:font-weight="bold" officeooo:rsid="004b6b85" style:font-weight-asian="bold" style:font-weight-complex="bold"/>
    </style:style>
    <style:style style:name="T6" style:family="text">
      <style:text-properties fo:font-weight="bold" officeooo:rsid="0053a79f"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47b0f3" style:font-style-asian="italic" style:font-weight-asian="bold" style:font-style-complex="italic" style:font-weight-complex="bold"/>
    </style:style>
    <style:style style:name="T9" style:family="text">
      <style:text-properties fo:font-style="italic" fo:font-weight="bold" officeooo:rsid="00466053" style:font-style-asian="italic" style:font-weight-asian="bold" style:font-style-complex="italic" style:font-weight-complex="bold"/>
    </style:style>
    <style:style style:name="T10" style:family="text">
      <style:text-properties fo:font-style="italic" fo:font-weight="bold" officeooo:rsid="004b6b85" style:font-style-asian="italic" style:font-weight-asian="bold" style:font-style-complex="italic" style:font-weight-complex="bold"/>
    </style:style>
    <style:style style:name="T11" style:family="text">
      <style:text-properties officeooo:rsid="0044a818"/>
    </style:style>
    <style:style style:name="T12" style:family="text">
      <style:text-properties officeooo:rsid="00464fb0"/>
    </style:style>
    <style:style style:name="T13" style:family="text">
      <style:text-properties officeooo:rsid="00466053"/>
    </style:style>
    <style:style style:name="T14" style:family="text">
      <style:text-properties officeooo:rsid="0047b0f3"/>
    </style:style>
    <style:style style:name="T15" style:family="text">
      <style:text-properties officeooo:rsid="0047ca5a"/>
    </style:style>
    <style:style style:name="T16" style:family="text">
      <style:text-properties officeooo:rsid="0047f42b"/>
    </style:style>
    <style:style style:name="T17" style:family="text">
      <style:text-properties officeooo:rsid="004b6b85"/>
    </style:style>
    <style:style style:name="T18" style:family="text">
      <style:text-properties officeooo:rsid="004df9e6"/>
    </style:style>
    <style:style style:name="T19" style:family="text">
      <style:text-properties officeooo:rsid="00507a4f"/>
    </style:style>
    <style:style style:name="T20" style:family="text">
      <style:text-properties officeooo:rsid="0053a79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text:style-name="Outline">
        <text:list-item>
          <text:h text:style-name="P21" text:outline-level="1">Development with AutomataCI</text:h>
        </text:list-item>
      </text:list>
      <text:p text:style-name="P4">Before we begin, on behalf of the AutomataCI team, we thank you for your interest contributing towards the AutomataCI project and building a better tool for the future. This section covers all the necessary technical details in order to develop AutomataCI for your own endeavors or upstream to the main project stream.</text:p>
      <text:p text:style-name="P3"/>
      <text:list xml:id="list82615404577297" text:continue-numbering="true" text:style-name="Outline">
        <text:list-item>
          <text:list>
            <text:list-item>
              <text:h text:style-name="P22" text:outline-level="2">Tech Requirements</text:h>
            </text:list-item>
          </text:list>
        </text:list-item>
      </text:list>
      <text:p text:style-name="P4">To seamlessly makes AutomataCI operate anywhere everywhere without requiring custom installations of any sort, generally speaking, you only need the following:</text:p>
      <text:list text:style-name="L1">
        <text:list-item>
          <text:p text:style-name="P33"><text:span text:style-name="T2">POSIX Compliant Shell (No</text:span><text:span text:style-name="T6">t</text:span><text:span text:style-name="T2"> Bash)</text:span> – for all UNIX OSes including Apple’s MacOS; AND</text:p>
        </text:list-item>
        <text:list-item>
          <text:p text:style-name="P33"><text:span text:style-name="T2">Windows’ PowerShell</text:span> – for Windows 10 and above OSes.</text:p>
        </text:list-item>
      </text:list>
      <text:p text:style-name="P4"/>
      <text:p text:style-name="P4">Starting from version 3.0.0, AutomataCI completely deployed its libraries using the (Holloway) Chew, Kean Ho’s Hestia Libraries Suite. The shell component of those libraries are Polygot Scripts fused together for easy deployment.</text:p>
      <text:p text:style-name="P4"/>
      <text:p text:style-name="P4">That being said, the developer MUST posses a very deep understanding of Shell scripting upto the level of fusing both PowerShell and POSIX Shell scripts into 1 Polygot <text:span text:style-name="T15">Shell s</text:span>cript file. </text:p>
      <text:p text:style-name="P4"/>
      <text:p text:style-name="P20">The sole reason AutomataCI chosen shell scripts are mainly because of its deployment nature: <text:span text:style-name="T7">it can be executed without needing to install anything including a CI software</text:span>. The seamless operation allows AutomataCI to automate things all the way up-to setting up a freshly made operating system. That’s why shell scripts are the best candidates aside from its caveats of poor libraries.</text:p>
      <text:list xml:id="list82616211197525" text:continue-list="list82615404577297" text:style-name="Outline">
        <text:list-item>
          <text:list>
            <text:list-item>
              <text:list>
                <text:list-item>
                  <text:h text:style-name="P25" text:outline-level="3">POSIX Compliant Shell</text:h>
                </text:list-item>
              </text:list>
            </text:list-item>
          </text:list>
        </text:list-item>
      </text:list>
      <text:p text:style-name="P4">Branded as “POSIX Shell” (not to be confused with conventional shell<text:span text:style-name="T15">s</text:span> <text:span text:style-name="T15">(e.g. “/bin/sh”, “/bin/bash”, “/bin/ksh”, “/bin/zsh”, etc),</text:span> <text:span text:style-name="T20">w</text:span>hen done correctly, it is the <text:span text:style-name="T20">most </text:span>common command script that can operate seamlessly anywhere in an UNIX OS without modification <text:span text:style-name="T20">like </text:span><text:span text:style-name="T15">Embedded Linux (OpenWRT), </text:span><text:s/>Linux (Debian-based), Linux (Red Hat-based), BSD (Hurd), Apple MacOS, and etc). To be POSIX compliant, you must first understand how to remove BASH-ism from your scripting practices. Some examples are:</text:p>
      <text:list text:style-name="L2">
        <text:list-item>
          <text:p text:style-name="P34">Avoid using double square braces tester (“<text:span text:style-name="T2">[[ … ]]</text:span>”<text:span text:style-name="T11">); AND</text:span></text:p>
        </text:list-item>
        <text:list-item>
          <text:p text:style-name="P35">Change your shebang from (<text:span text:style-name="T7">#!/bin/bash</text:span>) to (<text:span text:style-name="T7">#!/bin/dash</text:span>) or similar that has only primitive functionalities; AND</text:p>
        </text:list-item>
        <text:list-item>
          <text:p text:style-name="P35">If you have multiple UNIX OSes available (recommended OpenWRT router, Debian OS, and Apple’s MacOS), test it on all of them with the same script without modifications across them; <text:span text:style-name="T15">AND</text:span></text:p>
        </text:list-item>
        <text:list-item>
          <text:p text:style-name="P38">many more.</text:p>
        </text:list-item>
      </text:list>
      <text:p text:style-name="P6"/>
      <text:p text:style-name="P6">At the moment, AutomataCI prioritizes <text:span text:style-name="T15">Embedded Linux (OpenWRT),</text:span> Linux (Debian-based) and Apple’s MacOS since they are the common among the masses.</text:p>
      <text:p text:style-name="P6"/>
      <text:p text:style-name="P10">POSIX Compliant Shell is unavailable by nature on Microsoft Windows and unless Microsoft distributes natively by default, <text:span text:style-name="T2">AutomataCI shall not support custom Frankenstiening installation</text:span>.</text:p>
      <text:p text:style-name="P4"/>
      <text:list xml:id="list82617344920927" text:continue-list="list82616211197525" text:style-name="Outline">
        <text:list-item>
          <text:list>
            <text:list-item>
              <text:list>
                <text:list-item>
                  <text:h text:style-name="P26" text:outline-level="3">PowerShell</text:h>
                </text:list-item>
              </text:list>
            </text:list-item>
          </text:list>
        </text:list-item>
      </text:list>
      <text:p text:style-name="P6"><text:span text:style-name="T2">PowerShell is solely used for modern Windows OSes only</text:span> despite Microsoft’s efforts to make it available elsewhere. <text:span text:style-name="T2">AutomataCI dropped its cross-platform supports</text:span> mainly because:</text:p>
      <text:list text:style-name="L3">
        <text:list-item>
          <text:p text:style-name="P36">It requires additional installation on unsupported non-Windows OSes <text:span text:style-name="T16">(which can be Frankenstiening the OS and produced scripts themselves)</text:span>; AND</text:p>
        </text:list-item>
        <text:list-item>
          <text:p text:style-name="P36">PowerShell is incompatible with POSIX specifications; AND</text:p>
        </text:list-item>
        <text:list-item>
          <text:p text:style-name="P36">Most importantly, like all Microsoft products, PowerShell is likely being implemented with <text:span text:style-name="T20">privacy invasive </text:span>telemetry <text:span text:style-name="T20">features</text:span>; AND</text:p>
        </text:list-item>
        <text:list-item>
          <text:p text:style-name="P36">Not all PowerShell cmdlets and functionalities are available even after ported.</text:p>
        </text:list-item>
      </text:list>
      <text:list xml:id="list82615653959137" text:continue-list="list82617344920927" text:style-name="Outline">
        <text:list-item>
          <text:list>
            <text:list-item>
              <text:h text:style-name="P23" text:outline-level="2">Release Strategy</text:h>
            </text:list-item>
          </text:list>
        </text:list-item>
      </text:list>
      <text:p text:style-name="P6"><text:span text:style-name="T2">AutomataCI most upstream team employs Semantic Version system (</text:span><text:a xlink:type="simple" xlink:href="https://semver.org/" text:style-name="Internet_20_link" text:visited-style-name="Visited_20_Internet_20_Link"><text:span text:style-name="T2">https://semver.org/</text:span></text:a><text:span text:style-name="T2">) to manage its releases</text:span>. Thanks to LibreOffice’s availability and AutomataCI’s supports, documentations are now offline capable without additional installation and can be version specific.</text:p>
      <text:p text:style-name="P6"/>
      <text:p text:style-name="P6">Unlike other strategies, AutomataCI uses forward-thinking approach to aggressively improve itself by <text:span text:style-name="T2">only supporting the latest version </text:span>while expiring all previous versions. However, <text:span text:style-name="T2">the only rule is that even with the older versions, they are all functionally operable</text:span>.</text:p>
      <text:p text:style-name="P6"/>
      <text:p text:style-name="P6">Only in special and very cases, AutomataCI may deploy release candidates suffixes (e.g. <text:span text:style-name="T7">~rcN</text:span>) where:</text:p>
      <text:list text:style-name="L4">
        <text:list-item>
          <text:p text:style-name="P37">tlide (<text:span text:style-name="T7">~</text:span>) instead of dash to avoid version conflicts in some distribution channels; AND</text:p>
        </text:list-item>
        <text:list-item>
          <text:p text:style-name="P37">“rc” stands for “release candidate” in short; AND</text:p>
        </text:list-item>
        <text:list-item>
          <text:p text:style-name="P37">N is the build cadence number.</text:p>
        </text:list-item>
      </text:list>
      <text:p text:style-name="P5">Keep in mind that <text:span text:style-name="T2">in the event of release candidate, they’re not the latest stable release and shall always remain unsupported regardless of its development activeness</text:span>.</text:p>
      <text:list text:continue-list="list82615653959137" text:style-name="Outline">
        <text:list-item>
          <text:list>
            <text:list-item>
              <text:h text:style-name="P24" text:outline-level="2">Upstream Process</text:h>
            </text:list-item>
          </text:list>
        </text:list-item>
      </text:list>
      <text:p text:style-name="P5">To upstream your changes to the upstream repository, AutomataCI uses referencing-only method to source your patches. You need use the main Git repository to generate them. The process are listed in the sub-sections.</text:p>
      <text:p text:style-name="P5"/>
      <text:p text:style-name="P9">Understand that AutomataCI is a heavily decentralized Git repository so its linear commits <text:span text:style-name="T16">nature and their messages</text:span> are extremely vital compared to using a centralized Git Version Control Service (GVCS) like GitHub’s built-in facilities. Moreover, AutomataCI uses GPG to cryptographically sign each commit for authenticity purposes so the priorities are different. Hence, please avoid using feature like “GitHub’s Pull Request” and strictly using Git and GnuPG.</text:p>
      <text:p text:style-name="P5"/>
      <text:list text:continue-numbering="true" text:style-name="Outline">
        <text:list-item>
          <text:list>
            <text:list-item>
              <text:list>
                <text:list-item>
                  <text:h text:style-name="P27" text:outline-level="3">Raise an Issue Tracking Ticket in the Forum Before Development</text:h>
                </text:list-item>
              </text:list>
            </text:list-item>
          </text:list>
        </text:list-item>
      </text:list>
      <text:p text:style-name="P5">This is done before you attempt to develop anything. Communications lead first so that both upstream team and you can provision the resources for your contributions. Moreover, idea can be fantasy. By raising a discussion and communicated with the upstream team, you can confirm whether your contribution are realistic and practical.</text:p>
      <text:p text:style-name="P5"/>
      <text:p text:style-name="P8">Also, in case you need motivation, guidance, or lost, there’s always an available channel readily available just for you.</text:p>
      <text:p text:style-name="P7"/>
      <text:list xml:id="list82617152868361" text:continue-numbering="true" text:style-name="Outline">
        <text:list-item>
          <text:list>
            <text:list-item>
              <text:list>
                <text:list-item>
                  <text:h text:style-name="P27" text:outline-level="3">Clone the AutomataCI Main Repository and Perform Development</text:h>
                </text:list-item>
              </text:list>
            </text:list-item>
          </text:list>
        </text:list-item>
      </text:list>
      <text:p text:style-name="P5">Once the upstream maintainers confirmed your case, you can now clone the AutomataCI main repository and perform your development. Please make sure:</text:p>
      <text:list text:style-name="L5">
        <text:list-item>
          <text:p text:style-name="P39">ONLY develop on “<text:span text:style-name="T7">experimental</text:span>” branch; AND</text:p>
        </text:list-item>
        <text:list-item>
          <text:p text:style-name="P40">Your git commits are <text:span text:style-name="T3">ALWAYS </text:span><text:span text:style-name="T2">1 purpose only (your subject MUST not use AND/OR)</text:span>; AND</text:p>
        </text:list-item>
        <text:list-item>
          <text:p text:style-name="P40">Keep the commits small and friendly review; AND</text:p>
        </text:list-item>
        <text:list-item>
          <text:p text:style-name="P39">Keep the data and details inside the commit message (e.g. error traces, log, etc).</text:p>
        </text:list-item>
      </text:list>
      <text:list xml:id="list82615629931233" text:continue-list="list82617152868361" text:style-name="Outline">
        <text:list-item>
          <text:list>
            <text:list-item>
              <text:list>
                <text:list-item>
                  <text:h text:style-name="P28" text:outline-level="3">Generate Patches <text:span text:style-name="T12">and </text:span><text:span text:style-name="T13">Upload to</text:span><text:span text:style-name="T12"> the Issue Ticket</text:span></text:h>
                </text:list-item>
              </text:list>
            </text:list-item>
          </text:list>
        </text:list-item>
      </text:list>
      <text:p text:style-name="P9">To generate patches, please do the following in sequences:</text:p>
      <text:list text:style-name="L6">
        <text:list-item>
          <text:p text:style-name="P41"><text:span text:style-name="T13">“</text:span><text:span text:style-name="T3">$ </text:span><text:span text:style-name="T9">git pull --rebase</text:span><text:span text:style-name="T13">”</text:span><text:span text:style-name="T14"> – </text:span><text:span text:style-name="T13">to make sure everything is latest and greatest; </text:span><text:span text:style-name="T14">AND THEN</text:span></text:p>
        </text:list-item>
        <text:list-item>
          <text:p text:style-name="P41">“<text:span text:style-name="T8">$ git log</text:span><text:span text:style-name="T14">” – to count how many commits to be generated as patches from the latest HEAD commit (usually your changed commits); AND THEN</text:span></text:p>
        </text:list-item>
        <text:list-item>
          <text:p text:style-name="P41"><text:span text:style-name="T13">“</text:span><text:span text:style-name="T9">$ git format-patch -</text:span><text:span text:style-name="T8">N HEAD</text:span><text:span text:style-name="T14">” command where </text:span><text:span text:style-name="T4">N</text:span><text:span text:style-name="T14"> is the number of commits to be generated from latest HEAD commit.</text:span></text:p>
        </text:list-item>
      </text:list>
      <text:p text:style-name="P9"/>
      <text:p text:style-name="P9">Then, upload them to your issue ticket and the communication continues.</text:p>
      <text:p text:style-name="P9"/>
      <text:list text:continue-list="list82615629931233" text:style-name="Outline">
        <text:list-item>
          <text:list>
            <text:list-item>
              <text:list>
                <text:list-item>
                  <text:h text:style-name="Heading_20_3" text:outline-level="3">Acceptance</text:h>
                </text:list-item>
              </text:list>
            </text:list-item>
          </text:list>
        </text:list-item>
      </text:list>
      <text:p text:style-name="P9">When accepted, the maintainer shall use his/her GPG key to sign your patches with credits to you (usually have “Reviewed-by: “ and “Signed-Off” at the lowest commit message). At this point, you’re done and the maintainer shall use the updated ticket for managing the release.</text:p>
      <text:p text:style-name="P9"/>
      <text:p text:style-name="P9">A simple thanks and hands over is done.</text:p>
      <text:list text:continue-numbering="true" text:style-name="Outline">
        <text:list-item>
          <text:list>
            <text:list-item>
              <text:h text:style-name="P23" text:outline-level="2">Coding Styles</text:h>
            </text:list-item>
          </text:list>
        </text:list-item>
      </text:list>
      <text:p text:style-name="P9">This sub-section covers all the coding styles consolidated after years of development and standardization in POSIX Compliant Shell and PowerShell scripts (since 2023).</text:p>
      <text:p text:style-name="P9"/>
      <text:list text:continue-numbering="true" text:style-name="Outline">
        <text:list-item>
          <text:list>
            <text:list-item>
              <text:list>
                <text:list-item>
                  <text:h text:style-name="P29" text:outline-level="3">The Problems</text:h>
                </text:list-item>
              </text:list>
            </text:list-item>
          </text:list>
        </text:list-item>
      </text:list>
      <text:p text:style-name="P15">Although both PowerShell and POSIX Compliant Shell can be created separately and both can use their respective built-in libraries regardless of prioritizing cross-platform usability, there are some problems when trying to use a common pattern and trying to fuse them together into 1 file where both are inter-translatable to each other.</text:p>
      <text:p text:style-name="P15"/>
      <text:p text:style-name="P15">Of course, the nightmare of all is that PowerShell and POSIX Compliant Shell don’t mix (like oil and water where both can flow through the same pipe).</text:p>
      <text:p text:style-name="P15"/>
      <text:p text:style-name="P15">But first, let’s understand the situation first.</text:p>
      <text:list xml:id="list82616988648206" text:continue-numbering="true" text:style-name="Outline">
        <text:list-item>
          <text:list>
            <text:list-item>
              <text:list>
                <text:list-item>
                  <text:list>
                    <text:list-item>
                      <text:h text:style-name="P30" text:outline-level="4">PowerShell – Too Many Funky Inputs and Outputs</text:h>
                    </text:list-item>
                  </text:list>
                </text:list-item>
              </text:list>
            </text:list-item>
          </text:list>
        </text:list-item>
      </text:list>
      <text:p text:style-name="P15">In POSIX Shell, all commands can be checked against its return code using (<text:span text:style-name="T2">$?</text:span>) variable. In PowerShell, it’s a <text:span text:style-name="T18">complete </text:span>nightmare <text:span text:style-name="T18">and very distasteful where:</text:span></text:p>
      <text:list text:style-name="L7">
        <text:list-item>
          <text:p text:style-name="P42">It <text:span text:style-name="T18">DOES</text:span> <text:span text:style-name="T18">NOT</text:span> have a return code (you can’t <text:span text:style-name="T18">update</text:span> <text:span text:style-name="T2">$LASTEXITCODE</text:span> <text:span text:style-name="T18">directly from</text:span> the script); AND</text:p>
        </text:list-item>
        <text:list-item>
          <text:p text:style-name="P42">The “<text:span text:style-name="T2">try { … } catch { … }</text:span>” clauses MUST be used in order to capture 1 form of error; AND</text:p>
        </text:list-item>
        <text:list-item>
          <text:p text:style-name="P42">Some cmdlet actually has sub-elements that acts like an exit code (e.g. “<text:span text:style-name="T2">$_start_process.ExitCode</text:span>”).</text:p>
        </text:list-item>
      </text:list>
      <text:p text:style-name="P12"># POSIX</text:p>
      <text:p text:style-name="P12">some_command “…”</text:p>
      <text:p text:style-name="P14">if [ $? -ne 0 ]; then</text:p>
      <text:p text:style-name="P12"><text:tab/># handles error</text:p>
      <text:p text:style-name="P12"><text:tab/>exit 1</text:p>
      <text:p text:style-name="P12">fi</text:p>
      <text:p text:style-name="P16">Versus</text:p>
      <text:p text:style-name="P12"># POWERSHELL TYPE 1 (4 possibilities for 1 single command)</text:p>
      <text:p text:style-name="P12">try {</text:p>
      <text:p text:style-name="P12"><text:tab/>$__output = Invoke-Expression “some_command `”...`””</text:p>
      <text:p text:style-name="P12"><text:tab/><text:span text:style-name="T2">if (($LASTEXITCODE -ne 0) -or ($? -ne 0) -or (-not $__output)) {</text:span></text:p>
      <text:p text:style-name="P12"><text:tab/><text:tab/>exit 1</text:p>
      <text:p text:style-name="P12"><text:tab/>}</text:p>
      <text:p text:style-name="P12">} catch {</text:p>
      <text:p text:style-name="P12"><text:tab/># definitely error. Handle it. </text:p>
      <text:p text:style-name="P12">}</text:p>
      <text:p text:style-name="P12"/>
      <text:p text:style-name="P13"># POWERSHELL TYPE 2 (another 1 possibility is via object-oriented method)</text:p>
      <text:p text:style-name="P13">$__process = Start-Process -Wait `</text:p>
      <text:p text:style-name="P13"><text:tab/>-FilePath "$__program" `</text:p>
      <text:p text:style-name="P13"><text:tab/>-NoNewWindow `</text:p>
      <text:p text:style-name="P13"><text:tab/>-ArgumentList "$__arguments" `</text:p>
      <text:p text:style-name="P13"><text:tab/>-PassThru</text:p>
      <text:p text:style-name="P14">if ($__process.ExitCode -ne 0) {</text:p>
      <text:p text:style-name="P12"><text:tab/># handle error</text:p>
      <text:p text:style-name="P12"><text:tab/>exit 1</text:p>
      <text:p text:style-name="P12">}</text:p>
      <text:p text:style-name="Text_20_body"/>
      <text:list xml:id="list82615614374683" text:continue-list="list82616988648206" text:style-name="Outline">
        <text:list-item>
          <text:list>
            <text:list-item>
              <text:list>
                <text:list-item>
                  <text:list>
                    <text:list-item>
                      <text:h text:style-name="P31" text:outline-level="4">PowerShell – Return is Not Returning <text:span text:style-name="T20">Return</text:span> Code</text:h>
                    </text:list-item>
                  </text:list>
                </text:list-item>
              </text:list>
            </text:list-item>
          </text:list>
        </text:list-item>
      </text:list>
      <text:p text:style-name="P15">One of the most horrible thing about PowerShell is the “<text:span text:style-name="T7">return</text:span>” syntax is not returning an execution code like a proper Shell does. There were so many migraine caused by this weird design. <text:span text:style-name="T2">In PowerShell, it tries to behave like </text:span><text:span text:style-name="T5">a programming language</text:span><text:span text:style-name="T17">.</text:span></text:p>
      <text:p text:style-name="P15"/>
      <text:p text:style-name="Frame_20_contents">function OUTPUT-Function-Name {</text:p>
      <text:p text:style-name="Frame_20_contents"><text:tab/>Invoke-Expression “dir”</text:p>
      <text:p text:style-name="Frame_20_contents"><text:tab/><text:span text:style-name="T2">return 0</text:span></text:p>
      <text:p text:style-name="Frame_20_contents">}</text:p>
      <text:p text:style-name="Frame_20_contents"/>
      <text:p text:style-name="Frame_20_contents">$__output = OUTPUT-Function-Name (Get-Location)</text:p>
      <text:p text:style-name="P11"># $__output is not 0; it’s the “$(dir output) + 0”.</text:p>
      <text:p text:style-name="P11"># Also, “0” is not a return code but is an output so $LASTEXITCODE or $? may fail.</text:p>
      <text:p text:style-name="P15"/>
      <text:p text:style-name="P19">For AutomataCI, in order not to deviate too far away from POSIX Compliant Shell at least for Linux and Apple’s MacOS, this “<text:span text:style-name="T7">return</text:span>” syntax shall always set to:</text:p>
      <text:list text:style-name="L8">
        <text:list-item>
          <text:p text:style-name="P43"><text:span text:style-name="T17">return the process exit code by default; </text:span><text:span text:style-name="T19">AND</text:span></text:p>
        </text:list-item>
        <text:list-item>
          <text:p text:style-name="P43"><text:span text:style-name="T17">only </text:span><text:span text:style-name="T10">string</text:span><text:span text:style-name="T17"> output </text:span><text:span text:style-name="T19">by </text:span><text:span text:style-name="T17">drop</text:span><text:span text:style-name="T19">ping</text:span><text:span text:style-name="T17"> the exit code returning entirely for data processing function types </text:span><text:span text:style-name="T19">and use 1 type of value output (e.g. empty string “”) to signal as error or avoid building complicated (not to be confused with composited) functions entirely.</text:span></text:p>
        </text:list-item>
      </text:list>
      <text:list xml:id="list82615485971170" text:continue-list="list82615614374683" text:style-name="Outline">
        <text:list-item>
          <text:list>
            <text:list-item>
              <text:list>
                <text:list-item>
                  <text:list>
                    <text:list-item>
                      <text:h text:style-name="P32" text:outline-level="4">Internal Syntax Availability Are Inconsistent</text:h>
                    </text:list-item>
                  </text:list>
                </text:list-item>
              </text:list>
            </text:list-item>
          </text:list>
        </text:list-item>
      </text:list>
      <text:p text:style-name="P17">This happens for both PowerShell and POSIX Shell where not all cmdlet are available on PowerShell depending on the operating system’s setup <text:span text:style-name="T19">while</text:span> not all syntax are available on POSIX Shell.</text:p>
      <text:p text:style-name="Frame_20_contents">#!/bin/bash</text:p>
      <text:p text:style-name="Frame_20_contents">name=”andy”</text:p>
      <text:p text:style-name="Frame_20_contents"/>
      <text:p text:style-name="Frame_20_contents">## This only works in BASH <text:span text:style-name="T19">and won’t work on embedded linux (e.g. OpenWRT)</text:span></text:p>
      <text:p text:style-name="P11">if [[ “$name” == “amy” ]]; then</text:p>
      <text:p text:style-name="Frame_20_contents"><text:s text:c="4"/>printf – “Hello, %b.\n” “amy”</text:p>
      <text:p text:style-name="Frame_20_contents">fi</text:p>
      <text:p text:style-name="P18">versus</text:p>
      <text:p text:style-name="Frame_20_contents">#!/bin/dash</text:p>
      <text:p text:style-name="Frame_20_contents">name=”andy”</text:p>
      <text:p text:style-name="Frame_20_contents"/>
      <text:p text:style-name="Frame_20_contents">## This works everywhere <text:span text:style-name="T17">(POSIX Compliant)</text:span></text:p>
      <text:p text:style-name="P11">if [ ! “$name” = “amy” ]; then</text:p>
      <text:p text:style-name="Frame_20_contents"><text:s text:c="4"/>printf – “Hello, %b.\n” “amy”</text:p>
      <text:p text:style-name="Frame_20_contents">fi</text:p>
      <text:p text:style-name="Text_20_body"/>
      <text:p text:style-name="P17">The hard part about this problem are:</text:p>
      <text:list text:style-name="L9">
        <text:list-item>
          <text:p text:style-name="P44">to setup an universal environment for testing them (e.g. OpenWRT router) and investigate things; AND</text:p>
        </text:list-item>
        <text:list-item>
          <text:p text:style-name="P44">to unlearn things (e.g. BASH-ism for POSIX Compliant Shell); AND</text:p>
        </text:list-item>
        <text:list-item>
          <text:p text:style-name="P44">start practicing using as much as internal built-in functions instead (applies for PowerShell with little to no cmdlet use and POSIX Compliant Shell where external dependencies are significantly reduced); AND</text:p>
        </text:list-item>
        <text:list-item>
          <text:p text:style-name="P45">start using Busybox (<text:span text:style-name="T2">/bin/busybox</text:span>) <text:span text:style-name="T20">or Toybox</text:span> (<text:span text:style-name="T2">/bin/</text:span><text:span text:style-name="T6">toy</text:span><text:span text:style-name="T2">box</text:span>) on Linux environment where most of the pains are from there.</text:p>
        </text:list-item>
      </text:list>
      <text:list text:continue-list="list82615485971170" text:style-name="Outline">
        <text:list-item>
          <text:list>
            <text:list-item>
              <text:list>
                <text:list-item>
                  <text:h text:style-name="P28" text:outline-level="3">The AutomataCI Standard Practices</text:h>
                </text:list-item>
              </text:list>
            </text:list-item>
          </text:list>
        </text:list-item>
      </text:list>
      <text:p text:style-name="P17">With all the above context understood, the following sub-sections describe the standard practices done by AutomataC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en" fo:country="MY"/>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7</text:page-number><text:s/>of <text:page-count>10</text:page-count><text:s/><text:span text:style-name="MT1">| </text:span><text:title>Development - Overview</text:title></text:p>
      </style:footer>
    </style:master-page>
    <style:master-page style:name="Left_20_Page" style:display-name="Left Page" style:page-layout-name="Mpm4" draw:style-name="Mdp1" style:next-style-name="Right_20_Page">
      <style:footer>
        <text:p text:style-name="Footer"><text:title>Development - Overview</text:title><text:s/><text:span text:style-name="MT1">| </text:span>Page <text:page-number text:select-page="current">8</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5:37:27.395655812</meta:creation-date>
    <dc:title>Development - Overview</dc:title>
    <meta:generator>LibreOffice/24.2.5.2$Linux_X86_64 LibreOffice_project/bffef4ea93e59bebbeaf7f431bb02b1a39ee8a59</meta:generator>
    <meta:editing-duration>PT1H50M48S</meta:editing-duration>
    <meta:editing-cycles>20</meta:editing-cycles>
    <dc:contributor>(Holloway) Chew</dc:contributor>
    <dc:contributor>Kean Ho</dc:contributor>
    <dc:coverage>Development</dc:coverage>
    <dc:identifier>automataci-development</dc:identifier>
    <dc:subject>A fragment of AutomataCI engineering specification</dc:subject>
    <meta:initial-creator>Kean Ho Chew</meta:initial-creator>
    <dc:publisher>AutomataCI Team</dc:publisher>
    <dc:date>2024-07-31T08:25:45.887348659</dc:date>
    <dc:creator>Kean Ho Chew</dc:creator>
    <meta:keyword>Development</meta:keyword>
    <meta:document-statistic meta:table-count="0" meta:image-count="0" meta:object-count="0" meta:page-count="10" meta:paragraph-count="126" meta:word-count="1722" meta:character-count="10959" meta:non-whitespace-character-count="9356"/>
    <meta:template xlink:type="simple" xlink:actuate="onRequest" xlink:title="Noto Sans Light Default Template" xlink:href="../../../../../../../../templates/default.ott" meta:date="2024-03-25T07:09:47.213847945"/>
  </office:meta>
</office:document-meta>
</file>